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808756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883e5" officeooo:paragraph-rsid="0012fca4" style:font-size-asian="18pt" style:font-weight-asian="bold" style:font-size-complex="18pt" style:font-weight-complex="bold"/>
    </style:style>
    <style:style style:name="T1" style:family="text">
      <style:text-properties officeooo:rsid="0001d8be"/>
    </style:style>
    <style:style style:name="T2" style:family="text">
      <style:text-properties officeooo:rsid="0012fc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in, 7.1in, 1.2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2</text:span>:</text:p>
      <text:p text:style-name="P1"/>
      <text:p text:style-name="P1"><draw:frame draw:style-name="fr1" draw:name="Image1" text:anchor-type="paragraph" svg:x="-0.1161in" svg:y="0.0654in" svg:width="6.8862in" svg:height="7.4382in" draw:z-index="0"><draw:image xlink:href="Pictures/100002010000055600000300808756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3:57:37.311681484</meta:creation-date>
    <dc:date>2017-06-05T00:00:37.282897250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